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1.4516in"/>
    </style:style>
    <style:style style:name="co4" style:family="table-column">
      <style:table-column-properties fo:break-before="auto" style:column-width="0.7728in"/>
    </style:style>
    <style:style style:name="co5" style:family="table-column">
      <style:table-column-properties fo:break-before="auto" style:column-width="0.6717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0.6244in"/>
    </style:style>
    <style:style style:name="co8" style:family="table-column">
      <style:table-column-properties fo:break-before="auto" style:column-width="0.8429in"/>
    </style:style>
    <style:style style:name="co10" style:family="table-column">
      <style:table-column-properties fo:break-before="auto" style:column-width="1.13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Skill</text:p>
          </table:table-cell>
          <table:table-cell office:value-type="string">
            <text:p>PctLeg</text:p>
          </table:table-cell>
          <table:table-cell office:value-type="string">
            <text:p>Trials</text:p>
          </table:table-cell>
          <table:table-cell office:value-type="string">
            <text:p>PctAdv</text:p>
          </table:table-cell>
          <table:table-cell office:value-type="string">
            <text:p>Trials</text:p>
          </table:table-cell>
          <table:table-cell/>
          <table:table-cell office:value-type="string">
            <text:p>NumNorm</text:p>
          </table:table-cell>
          <table:table-cell office:value-type="string">
            <text:p>NumAdv</text:p>
          </table:table-cell>
          <table:table-cell office:value-type="string">
            <text:p>NumLeg</text:p>
          </table:table-cell>
          <table:table-cell office:value-type="string">
            <text:p>T2Total</text:p>
          </table:table-cell>
          <table:table-cell office:value-type="string">
            <text:p>T2 Leg</text:p>
          </table:table-cell>
          <table:table-cell office:value-type="string">
            <text:p>PctNorm</text:p>
          </table:table-cell>
          <table:table-cell office:value-type="string">
            <text:p>PctAdv</text:p>
          </table:table-cell>
          <table:table-cell office:value-type="string">
            <text:p>PctAdvActual</text:p>
          </table:table-cell>
          <table:table-cell office:value-type="string">
            <text:p>PctLeg</text:p>
          </table:table-cell>
          <table:table-cell office:value-type="string">
            <text:p>NegExp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I2]/SUM([.G2:.I2])" office:value-type="float" office:value="0">
            <text:p>0</text:p>
          </table:table-cell>
          <table:table-cell table:formula="of:=SUM([.G2:.J2])" office:value-type="float" office:value="9845">
            <text:p>9845</text:p>
          </table:table-cell>
          <table:table-cell office:value-type="float" office:value="0">
            <text:p>0</text:p>
          </table:table-cell>
          <table:table-cell table:formula="of:=SUM([.G2:.J2])" office:value-type="float" office:value="9845">
            <text:p>9845</text:p>
          </table:table-cell>
          <table:table-cell/>
          <table:table-cell office:value-type="float" office:value="9845">
            <text:p>9845</text:p>
          </table:table-cell>
          <table:table-cell table:number-columns-repeated="2"/>
          <table:table-cell table:number-columns-repeated="2"/>
          <table:table-cell table:formula="of:=[.G2]/SUM([.G2:.I2])" office:value-type="percentage" office:value="1">
            <text:p>100.00%</text:p>
          </table:table-cell>
          <table:table-cell table:formula="of:=[.H2]/SUM([.G2:.H2])" office:value-type="percentage" office:value="0">
            <text:p>0.00%</text:p>
          </table:table-cell>
          <table:table-cell table:formula="of:=[.H2]/SUM([.G2:.J2])" office:value-type="percentage" office:value="0">
            <text:p>0.00%</text:p>
          </table:table-cell>
          <table:table-cell table:formula="of:=[.I2]/SUM([.G2:.I2])" office:value-type="percentage" office:value="0">
            <text:p>0.00%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I3]/SUM([.G3:.I3])" office:value-type="float" office:value="0">
            <text:p>0</text:p>
          </table:table-cell>
          <table:table-cell table:formula="of:=SUM([.G3:.J3])" office:value-type="float" office:value="27106">
            <text:p>27106</text:p>
          </table:table-cell>
          <table:table-cell office:value-type="float" office:value="0.215671806980004">
            <text:p>0.215671807</text:p>
          </table:table-cell>
          <table:table-cell table:formula="of:=SUM([.G3:.J3])" office:value-type="float" office:value="27106">
            <text:p>27106</text:p>
          </table:table-cell>
          <table:table-cell/>
          <table:table-cell office:value-type="float" office:value="21260">
            <text:p>21260</text:p>
          </table:table-cell>
          <table:table-cell office:value-type="float" office:value="5846">
            <text:p>5846</text:p>
          </table:table-cell>
          <table:table-cell/>
          <table:table-cell table:number-columns-repeated="2"/>
          <table:table-cell table:formula="of:=[.G3]/SUM([.G3:.I3])" office:value-type="percentage" office:value="0.784328193019996">
            <text:p>78.43%</text:p>
          </table:table-cell>
          <table:table-cell table:formula="of:=[.H3]/SUM([.G3:.H3])" office:value-type="percentage" office:value="0.215671806980004">
            <text:p>21.57%</text:p>
          </table:table-cell>
          <table:table-cell table:formula="of:=[.H3]/SUM([.G3:.J3])" office:value-type="percentage" office:value="0.215671806980004">
            <text:p>21.57%</text:p>
          </table:table-cell>
          <table:table-cell table:formula="of:=[.I3]/SUM([.G3:.I3])" office:value-type="percentage" office:value="0">
            <text:p>0.00%</text:p>
          </table:table-cell>
          <table:table-cell/>
          <table:table-cell table:formula="of:=AVERAGE([.P3:.P42])" office:value-type="percentage" office:value="0.000708823671459514">
            <text:p>0.07%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I4]/SUM([.G4:.I4])" office:value-type="float" office:value="0">
            <text:p>0</text:p>
          </table:table-cell>
          <table:table-cell table:formula="of:=SUM([.G4:.J4])" office:value-type="float" office:value="25610">
            <text:p>25610</text:p>
          </table:table-cell>
          <table:table-cell office:value-type="float" office:value="0.240023428348301">
            <text:p>0.2400234283</text:p>
          </table:table-cell>
          <table:table-cell table:formula="of:=SUM([.G4:.J4])" office:value-type="float" office:value="25610">
            <text:p>25610</text:p>
          </table:table-cell>
          <table:table-cell/>
          <table:table-cell office:value-type="float" office:value="19463">
            <text:p>19463</text:p>
          </table:table-cell>
          <table:table-cell office:value-type="float" office:value="6147">
            <text:p>6147</text:p>
          </table:table-cell>
          <table:table-cell/>
          <table:table-cell table:number-columns-repeated="2"/>
          <table:table-cell table:formula="of:=[.G4]/SUM([.G4:.I4])" office:value-type="percentage" office:value="0.759976571651699">
            <text:p>76.00%</text:p>
          </table:table-cell>
          <table:table-cell table:formula="of:=[.H4]/SUM([.G4:.H4])" office:value-type="percentage" office:value="0.240023428348301">
            <text:p>24.00%</text:p>
          </table:table-cell>
          <table:table-cell table:formula="of:=[.H4]/SUM([.G4:.J4])" office:value-type="percentage" office:value="0.240023428348301">
            <text:p>24.00%</text:p>
          </table:table-cell>
          <table:table-cell table:formula="of:=[.I4]/SUM([.G4:.I4])" office:value-type="percentage" office:value="0">
            <text:p>0.00%</text:p>
          </table:table-cell>
          <table:table-cell table:formula="of:=77*(1 - EXP(-0.000261441631347055*[.A4])) - [.M4]" office:value-type="percentage" office:value="0.00117009301830376">
            <text:p>0.12%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I5]/SUM([.G5:.I5])" office:value-type="float" office:value="0">
            <text:p>0</text:p>
          </table:table-cell>
          <table:table-cell table:formula="of:=SUM([.G5:.J5])" office:value-type="float" office:value="27223">
            <text:p>27223</text:p>
          </table:table-cell>
          <table:table-cell office:value-type="float" office:value="0.257576314146126">
            <text:p>0.2575763141</text:p>
          </table:table-cell>
          <table:table-cell table:formula="of:=SUM([.G5:.J5])" office:value-type="float" office:value="27223">
            <text:p>27223</text:p>
          </table:table-cell>
          <table:table-cell/>
          <table:table-cell office:value-type="float" office:value="20211">
            <text:p>20211</text:p>
          </table:table-cell>
          <table:table-cell office:value-type="float" office:value="7012">
            <text:p>7012</text:p>
          </table:table-cell>
          <table:table-cell/>
          <table:table-cell table:number-columns-repeated="2"/>
          <table:table-cell table:formula="of:=[.G5]/SUM([.G5:.I5])" office:value-type="percentage" office:value="0.742423685853874">
            <text:p>74.24%</text:p>
          </table:table-cell>
          <table:table-cell table:formula="of:=[.H5]/SUM([.G5:.H5])" office:value-type="percentage" office:value="0.257576314146126">
            <text:p>25.76%</text:p>
          </table:table-cell>
          <table:table-cell table:formula="of:=[.H5]/SUM([.G5:.J5])" office:value-type="percentage" office:value="0.257576314146126">
            <text:p>25.76%</text:p>
          </table:table-cell>
          <table:table-cell table:formula="of:=[.I5]/SUM([.G5:.I5])" office:value-type="percentage" office:value="0">
            <text:p>0.00%</text:p>
          </table:table-cell>
          <table:table-cell table:formula="of:=77*(1 - EXP(-0.000261441631347055*[.A5])) - [.M5]" office:value-type="percentage" office:value="0.00368253173663408">
            <text:p>0.37%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I6]/SUM([.G6:.I6])" office:value-type="float" office:value="0">
            <text:p>0</text:p>
          </table:table-cell>
          <table:table-cell table:formula="of:=SUM([.G6:.J6])" office:value-type="float" office:value="26926">
            <text:p>26926</text:p>
          </table:table-cell>
          <table:table-cell office:value-type="float" office:value="0.27984104582931">
            <text:p>0.2798410458</text:p>
          </table:table-cell>
          <table:table-cell table:formula="of:=SUM([.G6:.J6])" office:value-type="float" office:value="26926">
            <text:p>26926</text:p>
          </table:table-cell>
          <table:table-cell/>
          <table:table-cell office:value-type="float" office:value="19391">
            <text:p>19391</text:p>
          </table:table-cell>
          <table:table-cell office:value-type="float" office:value="7535">
            <text:p>7535</text:p>
          </table:table-cell>
          <table:table-cell/>
          <table:table-cell table:number-columns-repeated="2"/>
          <table:table-cell table:formula="of:=[.G6]/SUM([.G6:.I6])" office:value-type="percentage" office:value="0.72015895417069">
            <text:p>72.02%</text:p>
          </table:table-cell>
          <table:table-cell table:formula="of:=[.H6]/SUM([.G6:.H6])" office:value-type="percentage" office:value="0.27984104582931">
            <text:p>27.98%</text:p>
          </table:table-cell>
          <table:table-cell table:formula="of:=[.H6]/SUM([.G6:.J6])" office:value-type="percentage" office:value="0.27984104582931">
            <text:p>27.98%</text:p>
          </table:table-cell>
          <table:table-cell table:formula="of:=[.I6]/SUM([.G6:.I6])" office:value-type="percentage" office:value="0">
            <text:p>0.00%</text:p>
          </table:table-cell>
          <table:table-cell table:formula="of:=77*(1 - EXP(-0.000261441631347055*[.A6])) - [.M6]" office:value-type="percentage" office:value="0.00147787934410643">
            <text:p>0.15%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I7]/SUM([.G7:.I7])" office:value-type="float" office:value="0">
            <text:p>0</text:p>
          </table:table-cell>
          <table:table-cell table:formula="of:=SUM([.G7:.J7])" office:value-type="float" office:value="28592">
            <text:p>28592</text:p>
          </table:table-cell>
          <table:table-cell office:value-type="float" office:value="0.304560716284275">
            <text:p>0.3045607163</text:p>
          </table:table-cell>
          <table:table-cell table:formula="of:=SUM([.G7:.J7])" office:value-type="float" office:value="28592">
            <text:p>28592</text:p>
          </table:table-cell>
          <table:table-cell/>
          <table:table-cell office:value-type="float" office:value="19884">
            <text:p>19884</text:p>
          </table:table-cell>
          <table:table-cell office:value-type="float" office:value="8708">
            <text:p>8708</text:p>
          </table:table-cell>
          <table:table-cell/>
          <table:table-cell table:number-columns-repeated="2"/>
          <table:table-cell table:formula="of:=[.G7]/SUM([.G7:.I7])" office:value-type="percentage" office:value="0.695439283715725">
            <text:p>69.54%</text:p>
          </table:table-cell>
          <table:table-cell table:formula="of:=[.H7]/SUM([.G7:.H7])" office:value-type="percentage" office:value="0.304560716284275">
            <text:p>30.46%</text:p>
          </table:table-cell>
          <table:table-cell table:formula="of:=[.H7]/SUM([.G7:.J7])" office:value-type="percentage" office:value="0.304560716284275">
            <text:p>30.46%</text:p>
          </table:table-cell>
          <table:table-cell table:formula="of:=[.I7]/SUM([.G7:.I7])" office:value-type="percentage" office:value="0">
            <text:p>0.00%</text:p>
          </table:table-cell>
          <table:table-cell table:formula="of:=77*(1 - EXP(-0.000261441631347055*[.A7])) - [.M7]" office:value-type="percentage" office:value="-0.00318695567453947">
            <text:p>-0.32%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I8]/SUM([.G8:.I8])" office:value-type="float" office:value="0">
            <text:p>0</text:p>
          </table:table-cell>
          <table:table-cell table:formula="of:=SUM([.G8:.J8])" office:value-type="float" office:value="28454">
            <text:p>28454</text:p>
          </table:table-cell>
          <table:table-cell office:value-type="float" office:value="0.323469459478456">
            <text:p>0.3234694595</text:p>
          </table:table-cell>
          <table:table-cell table:formula="of:=SUM([.G8:.J8])" office:value-type="float" office:value="28454">
            <text:p>28454</text:p>
          </table:table-cell>
          <table:table-cell/>
          <table:table-cell office:value-type="float" office:value="19250">
            <text:p>19250</text:p>
          </table:table-cell>
          <table:table-cell office:value-type="float" office:value="9204">
            <text:p>9204</text:p>
          </table:table-cell>
          <table:table-cell/>
          <table:table-cell table:number-columns-repeated="2"/>
          <table:table-cell table:formula="of:=[.G8]/SUM([.G8:.I8])" office:value-type="percentage" office:value="0.676530540521543">
            <text:p>67.65%</text:p>
          </table:table-cell>
          <table:table-cell table:formula="of:=[.H8]/SUM([.G8:.H8])" office:value-type="percentage" office:value="0.323469459478456">
            <text:p>32.35%</text:p>
          </table:table-cell>
          <table:table-cell table:formula="of:=[.H8]/SUM([.G8:.J8])" office:value-type="percentage" office:value="0.323469459478456">
            <text:p>32.35%</text:p>
          </table:table-cell>
          <table:table-cell table:formula="of:=[.I8]/SUM([.G8:.I8])" office:value-type="percentage" office:value="0">
            <text:p>0.00%</text:p>
          </table:table-cell>
          <table:table-cell table:formula="of:=77*(1 - EXP(-0.000261441631347055*[.A8])) - [.M8]" office:value-type="percentage" office:value="-0.00204610591595927">
            <text:p>-0.20%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I9]/SUM([.G9:.I9])" office:value-type="float" office:value="0">
            <text:p>0</text:p>
          </table:table-cell>
          <table:table-cell table:formula="of:=SUM([.G9:.J9])" office:value-type="float" office:value="27435">
            <text:p>27435</text:p>
          </table:table-cell>
          <table:table-cell office:value-type="float" office:value="0.335155822854019">
            <text:p>0.3351558229</text:p>
          </table:table-cell>
          <table:table-cell table:formula="of:=SUM([.G9:.J9])" office:value-type="float" office:value="27435">
            <text:p>27435</text:p>
          </table:table-cell>
          <table:table-cell/>
          <table:table-cell office:value-type="float" office:value="18240">
            <text:p>18240</text:p>
          </table:table-cell>
          <table:table-cell office:value-type="float" office:value="9195">
            <text:p>9195</text:p>
          </table:table-cell>
          <table:table-cell/>
          <table:table-cell table:number-columns-repeated="2"/>
          <table:table-cell table:formula="of:=[.G9]/SUM([.G9:.I9])" office:value-type="percentage" office:value="0.664844177145981">
            <text:p>66.48%</text:p>
          </table:table-cell>
          <table:table-cell table:formula="of:=[.H9]/SUM([.G9:.H9])" office:value-type="percentage" office:value="0.335155822854019">
            <text:p>33.52%</text:p>
          </table:table-cell>
          <table:table-cell table:formula="of:=[.H9]/SUM([.G9:.J9])" office:value-type="percentage" office:value="0.335155822854019">
            <text:p>33.52%</text:p>
          </table:table-cell>
          <table:table-cell table:formula="of:=[.I9]/SUM([.G9:.I9])" office:value-type="percentage" office:value="0">
            <text:p>0.00%</text:p>
          </table:table-cell>
          <table:table-cell table:formula="of:=77*(1 - EXP(-0.000261441631347055*[.A9])) - [.M9]" office:value-type="percentage" office:value="0.006311882548101">
            <text:p>0.63%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I10]/SUM([.G10:.I10])" office:value-type="float" office:value="0">
            <text:p>0</text:p>
          </table:table-cell>
          <table:table-cell table:formula="of:=SUM([.G10:.J10])" office:value-type="float" office:value="28497">
            <text:p>28497</text:p>
          </table:table-cell>
          <table:table-cell office:value-type="float" office:value="0.362739937537285">
            <text:p>0.3627399375</text:p>
          </table:table-cell>
          <table:table-cell table:formula="of:=SUM([.G10:.J10])" office:value-type="float" office:value="28497">
            <text:p>28497</text:p>
          </table:table-cell>
          <table:table-cell/>
          <table:table-cell office:value-type="float" office:value="18160">
            <text:p>18160</text:p>
          </table:table-cell>
          <table:table-cell office:value-type="float" office:value="10337">
            <text:p>10337</text:p>
          </table:table-cell>
          <table:table-cell/>
          <table:table-cell table:number-columns-repeated="2"/>
          <table:table-cell table:formula="of:=[.G10]/SUM([.G10:.I10])" office:value-type="percentage" office:value="0.637260062462715">
            <text:p>63.73%</text:p>
          </table:table-cell>
          <table:table-cell table:formula="of:=[.H10]/SUM([.G10:.H10])" office:value-type="percentage" office:value="0.362739937537285">
            <text:p>36.27%</text:p>
          </table:table-cell>
          <table:table-cell table:formula="of:=[.H10]/SUM([.G10:.J10])" office:value-type="percentage" office:value="0.362739937537285">
            <text:p>36.27%</text:p>
          </table:table-cell>
          <table:table-cell table:formula="of:=[.I10]/SUM([.G10:.I10])" office:value-type="percentage" office:value="0">
            <text:p>0.00%</text:p>
          </table:table-cell>
          <table:table-cell table:formula="of:=77*(1 - EXP(-0.000261441631347055*[.A10])) - [.M10]" office:value-type="percentage" office:value="-0.00123312003862142">
            <text:p>-0.12%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I11]/SUM([.G11:.I11])" office:value-type="float" office:value="0">
            <text:p>0</text:p>
          </table:table-cell>
          <table:table-cell table:formula="of:=SUM([.G11:.J11])" office:value-type="float" office:value="28072">
            <text:p>28072</text:p>
          </table:table-cell>
          <table:table-cell office:value-type="float" office:value="0.382231404958678">
            <text:p>0.382231405</text:p>
          </table:table-cell>
          <table:table-cell table:formula="of:=SUM([.G11:.J11])" office:value-type="float" office:value="28072">
            <text:p>28072</text:p>
          </table:table-cell>
          <table:table-cell/>
          <table:table-cell office:value-type="float" office:value="17342">
            <text:p>17342</text:p>
          </table:table-cell>
          <table:table-cell office:value-type="float" office:value="10730">
            <text:p>10730</text:p>
          </table:table-cell>
          <table:table-cell/>
          <table:table-cell table:number-columns-repeated="2"/>
          <table:table-cell table:formula="of:=[.G11]/SUM([.G11:.I11])" office:value-type="percentage" office:value="0.617768595041322">
            <text:p>61.78%</text:p>
          </table:table-cell>
          <table:table-cell table:formula="of:=[.H11]/SUM([.G11:.H11])" office:value-type="percentage" office:value="0.382231404958678">
            <text:p>38.22%</text:p>
          </table:table-cell>
          <table:table-cell table:formula="of:=[.H11]/SUM([.G11:.J11])" office:value-type="percentage" office:value="0.382231404958678">
            <text:p>38.22%</text:p>
          </table:table-cell>
          <table:table-cell table:formula="of:=[.I11]/SUM([.G11:.I11])" office:value-type="percentage" office:value="0">
            <text:p>0.00%</text:p>
          </table:table-cell>
          <table:table-cell table:formula="of:=77*(1 - EXP(-0.000261441631347055*[.A11])) - [.M11]" office:value-type="percentage" office:value="-0.000690713736822834">
            <text:p>-0.07%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I12]/SUM([.G12:.I12])" office:value-type="float" office:value="0">
            <text:p>0</text:p>
          </table:table-cell>
          <table:table-cell table:formula="of:=SUM([.G12:.J12])" office:value-type="float" office:value="28454">
            <text:p>28454</text:p>
          </table:table-cell>
          <table:table-cell office:value-type="float" office:value="0.403177057707176">
            <text:p>0.4031770577</text:p>
          </table:table-cell>
          <table:table-cell table:formula="of:=SUM([.G12:.J12])" office:value-type="float" office:value="28454">
            <text:p>28454</text:p>
          </table:table-cell>
          <table:table-cell/>
          <table:table-cell office:value-type="float" office:value="16982">
            <text:p>16982</text:p>
          </table:table-cell>
          <table:table-cell office:value-type="float" office:value="11472">
            <text:p>11472</text:p>
          </table:table-cell>
          <table:table-cell/>
          <table:table-cell table:number-columns-repeated="2"/>
          <table:table-cell table:formula="of:=[.G12]/SUM([.G12:.I12])" office:value-type="percentage" office:value="0.596822942292823">
            <text:p>59.68%</text:p>
          </table:table-cell>
          <table:table-cell table:formula="of:=[.H12]/SUM([.G12:.H12])" office:value-type="percentage" office:value="0.403177057707176">
            <text:p>40.32%</text:p>
          </table:table-cell>
          <table:table-cell table:formula="of:=[.H12]/SUM([.G12:.J12])" office:value-type="percentage" office:value="0.403177057707176">
            <text:p>40.32%</text:p>
          </table:table-cell>
          <table:table-cell table:formula="of:=[.I12]/SUM([.G12:.I12])" office:value-type="percentage" office:value="0">
            <text:p>0.00%</text:p>
          </table:table-cell>
          <table:table-cell table:formula="of:=77*(1 - EXP(-0.000261441631347055*[.A12])) - [.M12]" office:value-type="percentage" office:value="-0.00160772976614842">
            <text:p>-0.16%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([.I13]+[.K13])/SUM([.G13:.J13])" office:value-type="float" office:value="0.121392998388751">
            <text:p>0.1213929984</text:p>
          </table:table-cell>
          <table:table-cell table:formula="of:=SUM([.G13:.J13])" office:value-type="float" office:value="27308">
            <text:p>27308</text:p>
          </table:table-cell>
          <table:table-cell office:value-type="float" office:value="0.366156437673942">
            <text:p>0.3661564377</text:p>
          </table:table-cell>
          <table:table-cell table:formula="of:=SUM([.G13:.J13])" office:value-type="float" office:value="27308">
            <text:p>27308</text:p>
          </table:table-cell>
          <table:table-cell/>
          <table:table-cell office:value-type="float" office:value="13994">
            <text:p>13994</text:p>
          </table:table-cell>
          <table:table-cell office:value-type="float" office:value="9999">
            <text:p>9999</text:p>
          </table:table-cell>
          <table:table-cell office:value-type="float" office:value="3315">
            <text:p>3315</text:p>
          </table:table-cell>
          <table:table-cell/>
          <table:table-cell/>
          <table:table-cell table:formula="of:=[.G13]/SUM([.G13:.I13])" office:value-type="percentage" office:value="0.512450563937308">
            <text:p>51.25%</text:p>
          </table:table-cell>
          <table:table-cell table:formula="of:=[.H13]/SUM([.G13:.H13])" office:value-type="percentage" office:value="0.416746551077398">
            <text:p>41.67%</text:p>
          </table:table-cell>
          <table:table-cell table:formula="of:=[.H13]/SUM([.G13:.J13])" office:value-type="percentage" office:value="0.366156437673942">
            <text:p>36.62%</text:p>
          </table:table-cell>
          <table:table-cell table:formula="of:=[.I13]/SUM([.G13:.I13])" office:value-type="percentage" office:value="0.121392998388751">
            <text:p>12.14%</text:p>
          </table:table-cell>
          <table:table-cell table:formula="of:=77*(1 - EXP(-0.000261441631347055*[.A13])) - [.M13]" office:value-type="percentage" office:value="0.00484617794777686">
            <text:p>0.48%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([.I14]+[.K14])/SUM([.G14:.J14])" office:value-type="float" office:value="0.135064104840715">
            <text:p>0.1350641048</text:p>
          </table:table-cell>
          <table:table-cell table:formula="of:=SUM([.G14:.J14])" office:value-type="float" office:value="28157">
            <text:p>28157</text:p>
          </table:table-cell>
          <table:table-cell office:value-type="float" office:value="0.380189650886103">
            <text:p>0.3801896509</text:p>
          </table:table-cell>
          <table:table-cell table:formula="of:=SUM([.G14:.J14])" office:value-type="float" office:value="28157">
            <text:p>28157</text:p>
          </table:table-cell>
          <table:table-cell/>
          <table:table-cell office:value-type="float" office:value="13649">
            <text:p>13649</text:p>
          </table:table-cell>
          <table:table-cell office:value-type="float" office:value="10705">
            <text:p>10705</text:p>
          </table:table-cell>
          <table:table-cell office:value-type="float" office:value="3803">
            <text:p>3803</text:p>
          </table:table-cell>
          <table:table-cell/>
          <table:table-cell/>
          <table:table-cell table:formula="of:=[.G14]/SUM([.G14:.I14])" office:value-type="percentage" office:value="0.484746244273183">
            <text:p>48.47%</text:p>
          </table:table-cell>
          <table:table-cell table:formula="of:=[.H14]/SUM([.G14:.H14])" office:value-type="percentage" office:value="0.439558183460622">
            <text:p>43.96%</text:p>
          </table:table-cell>
          <table:table-cell table:formula="of:=[.H14]/SUM([.G14:.J14])" office:value-type="percentage" office:value="0.380189650886103">
            <text:p>38.02%</text:p>
          </table:table-cell>
          <table:table-cell table:formula="of:=[.I14]/SUM([.G14:.I14])" office:value-type="percentage" office:value="0.135064104840715">
            <text:p>13.51%</text:p>
          </table:table-cell>
          <table:table-cell table:formula="of:=77*(1 - EXP(-0.000261441631347055*[.A14])) - [.M14]" office:value-type="percentage" office:value="0.00205271238232108">
            <text:p>0.21%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([.I15]+[.K15])/SUM([.G15:.J15])" office:value-type="float" office:value="0.144984326018809">
            <text:p>0.144984326</text:p>
          </table:table-cell>
          <table:table-cell table:formula="of:=SUM([.G15:.J15])" office:value-type="float" office:value="28072">
            <text:p>28072</text:p>
          </table:table-cell>
          <table:table-cell office:value-type="float" office:value="0.396337988030778">
            <text:p>0.396337988</text:p>
          </table:table-cell>
          <table:table-cell table:formula="of:=SUM([.G15:.J15])" office:value-type="float" office:value="28072">
            <text:p>28072</text:p>
          </table:table-cell>
          <table:table-cell/>
          <table:table-cell office:value-type="float" office:value="12876">
            <text:p>12876</text:p>
          </table:table-cell>
          <table:table-cell office:value-type="float" office:value="11126">
            <text:p>11126</text:p>
          </table:table-cell>
          <table:table-cell office:value-type="float" office:value="4070">
            <text:p>4070</text:p>
          </table:table-cell>
          <table:table-cell/>
          <table:table-cell/>
          <table:table-cell table:formula="of:=[.G15]/SUM([.G15:.I15])" office:value-type="percentage" office:value="0.458677685950413">
            <text:p>45.87%</text:p>
          </table:table-cell>
          <table:table-cell table:formula="of:=[.H15]/SUM([.G15:.H15])" office:value-type="percentage" office:value="0.463544704607949">
            <text:p>46.35%</text:p>
          </table:table-cell>
          <table:table-cell table:formula="of:=[.H15]/SUM([.G15:.J15])" office:value-type="percentage" office:value="0.396337988030778">
            <text:p>39.63%</text:p>
          </table:table-cell>
          <table:table-cell table:formula="of:=[.I15]/SUM([.G15:.I15])" office:value-type="percentage" office:value="0.144984326018809">
            <text:p>14.50%</text:p>
          </table:table-cell>
          <table:table-cell table:formula="of:=77*(1 - EXP(-0.000261441631347055*[.A15])) - [.M15]" office:value-type="percentage" office:value="-0.00192087484534892">
            <text:p>-0.19%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([.I16]+[.K16])/SUM([.G16:.J16])" office:value-type="float" office:value="0.154966977599237">
            <text:p>0.1549669776</text:p>
          </table:table-cell>
          <table:table-cell table:formula="of:=SUM([.G16:.J16])" office:value-type="float" office:value="29374">
            <text:p>29374</text:p>
          </table:table-cell>
          <table:table-cell office:value-type="float" office:value="0.404643562334037">
            <text:p>0.4046435623</text:p>
          </table:table-cell>
          <table:table-cell table:formula="of:=SUM([.G16:.J16])" office:value-type="float" office:value="29374">
            <text:p>29374</text:p>
          </table:table-cell>
          <table:table-cell/>
          <table:table-cell office:value-type="float" office:value="12936">
            <text:p>12936</text:p>
          </table:table-cell>
          <table:table-cell office:value-type="float" office:value="11886">
            <text:p>11886</text:p>
          </table:table-cell>
          <table:table-cell office:value-type="float" office:value="4552">
            <text:p>4552</text:p>
          </table:table-cell>
          <table:table-cell/>
          <table:table-cell/>
          <table:table-cell table:formula="of:=[.G16]/SUM([.G16:.I16])" office:value-type="percentage" office:value="0.440389460066726">
            <text:p>44.04%</text:p>
          </table:table-cell>
          <table:table-cell table:formula="of:=[.H16]/SUM([.G16:.H16])" office:value-type="percentage" office:value="0.478849407783418">
            <text:p>47.88%</text:p>
          </table:table-cell>
          <table:table-cell table:formula="of:=[.H16]/SUM([.G16:.J16])" office:value-type="percentage" office:value="0.404643562334037">
            <text:p>40.46%</text:p>
          </table:table-cell>
          <table:table-cell table:formula="of:=[.I16]/SUM([.G16:.I16])" office:value-type="percentage" office:value="0.154966977599237">
            <text:p>15.50%</text:p>
          </table:table-cell>
          <table:table-cell table:formula="of:=77*(1 - EXP(-0.000261441631347055*[.A16])) - [.M16]" office:value-type="percentage" office:value="0.0027821243686415">
            <text:p>0.28%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([.I17]+[.K17])/SUM([.G17:.J17])" office:value-type="float" office:value="0.166988781855871">
            <text:p>0.1669887819</text:p>
          </table:table-cell>
          <table:table-cell table:formula="of:=SUM([.G17:.J17])" office:value-type="float" office:value="328040">
            <text:p>328040</text:p>
          </table:table-cell>
          <table:table-cell office:value-type="float" office:value="0.420042796005706">
            <text:p>0.420042796</text:p>
          </table:table-cell>
          <table:table-cell table:formula="of:=SUM([.G17:.J17])" office:value-type="float" office:value="328040">
            <text:p>328040</text:p>
          </table:table-cell>
          <table:table-cell/>
          <table:table-cell office:value-type="float" office:value="136223">
            <text:p>136223</text:p>
          </table:table-cell>
          <table:table-cell office:value-type="float" office:value="137038">
            <text:p>137038</text:p>
          </table:table-cell>
          <table:table-cell office:value-type="float" office:value="54779">
            <text:p>54779</text:p>
          </table:table-cell>
          <table:table-cell/>
          <table:table-cell/>
          <table:table-cell table:formula="of:=[.G17]/SUM([.G17:.I17])" office:value-type="percentage" office:value="0.415263382514328">
            <text:p>41.53%</text:p>
          </table:table-cell>
          <table:table-cell table:formula="of:=[.H17]/SUM([.G17:.H17])" office:value-type="percentage" office:value="0.501491248293756">
            <text:p>50.15%</text:p>
          </table:table-cell>
          <table:table-cell table:formula="of:=[.H17]/SUM([.G17:.J17])" office:value-type="percentage" office:value="0.417747835629801">
            <text:p>41.77%</text:p>
          </table:table-cell>
          <table:table-cell table:formula="of:=[.I17]/SUM([.G17:.I17])" office:value-type="percentage" office:value="0.166988781855871">
            <text:p>16.70%</text:p>
          </table:table-cell>
          <table:table-cell table:formula="of:=77*(1 - EXP(-0.000261441631347055*[.A17])) - [.M17]" office:value-type="percentage" office:value="0.000142756085137363">
            <text:p>0.01%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([.I18]+[.K18])/SUM([.G18:.J18])" office:value-type="float" office:value="0.17700253904212">
            <text:p>0.177002539</text:p>
          </table:table-cell>
          <table:table-cell table:formula="of:=SUM([.G18:.J18])" office:value-type="float" office:value="28751">
            <text:p>28751</text:p>
          </table:table-cell>
          <table:table-cell office:value-type="float" office:value="0.428993774129595">
            <text:p>0.4289937741</text:p>
          </table:table-cell>
          <table:table-cell table:formula="of:=SUM([.G18:.J18])" office:value-type="float" office:value="28751">
            <text:p>28751</text:p>
          </table:table-cell>
          <table:table-cell/>
          <table:table-cell office:value-type="float" office:value="11328">
            <text:p>11328</text:p>
          </table:table-cell>
          <table:table-cell office:value-type="float" office:value="12334">
            <text:p>12334</text:p>
          </table:table-cell>
          <table:table-cell office:value-type="float" office:value="5089">
            <text:p>5089</text:p>
          </table:table-cell>
          <table:table-cell/>
          <table:table-cell/>
          <table:table-cell table:formula="of:=[.G18]/SUM([.G18:.I18])" office:value-type="percentage" office:value="0.394003686828284">
            <text:p>39.40%</text:p>
          </table:table-cell>
          <table:table-cell table:formula="of:=[.H18]/SUM([.G18:.H18])" office:value-type="percentage" office:value="0.521257712788437">
            <text:p>52.13%</text:p>
          </table:table-cell>
          <table:table-cell table:formula="of:=[.H18]/SUM([.G18:.J18])" office:value-type="percentage" office:value="0.428993774129595">
            <text:p>42.90%</text:p>
          </table:table-cell>
          <table:table-cell table:formula="of:=[.I18]/SUM([.G18:.I18])" office:value-type="percentage" office:value="0.17700253904212">
            <text:p>17.70%</text:p>
          </table:table-cell>
          <table:table-cell table:formula="of:=77*(1 - EXP(-0.000261441631347055*[.A18])) - [.M18]" office:value-type="percentage" office:value="0.000373535021852223">
            <text:p>0.04%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([.I19]+[.K19])/SUM([.G19:.J19])" office:value-type="float" office:value="0.191999155583703">
            <text:p>0.1919991556</text:p>
          </table:table-cell>
          <table:table-cell table:formula="of:=SUM([.G19:.J19])" office:value-type="float" office:value="28422">
            <text:p>28422</text:p>
          </table:table-cell>
          <table:table-cell office:value-type="float" office:value="0.437548378017029">
            <text:p>0.437548378</text:p>
          </table:table-cell>
          <table:table-cell table:formula="of:=SUM([.G19:.J19])" office:value-type="float" office:value="28422">
            <text:p>28422</text:p>
          </table:table-cell>
          <table:table-cell/>
          <table:table-cell office:value-type="float" office:value="10529">
            <text:p>10529</text:p>
          </table:table-cell>
          <table:table-cell office:value-type="float" office:value="12436">
            <text:p>12436</text:p>
          </table:table-cell>
          <table:table-cell office:value-type="float" office:value="5457">
            <text:p>5457</text:p>
          </table:table-cell>
          <table:table-cell/>
          <table:table-cell/>
          <table:table-cell table:formula="of:=[.G19]/SUM([.G19:.I19])" office:value-type="percentage" office:value="0.370452466399268">
            <text:p>37.05%</text:p>
          </table:table-cell>
          <table:table-cell table:formula="of:=[.H19]/SUM([.G19:.H19])" office:value-type="percentage" office:value="0.541519703897235">
            <text:p>54.15%</text:p>
          </table:table-cell>
          <table:table-cell table:formula="of:=[.H19]/SUM([.G19:.J19])" office:value-type="percentage" office:value="0.437548378017029">
            <text:p>43.75%</text:p>
          </table:table-cell>
          <table:table-cell table:formula="of:=[.I19]/SUM([.G19:.I19])" office:value-type="percentage" office:value="0.191999155583703">
            <text:p>19.20%</text:p>
          </table:table-cell>
          <table:table-cell table:formula="of:=77*(1 - EXP(-0.000261441631347055*[.A19])) - [.M19]" office:value-type="percentage" office:value="0.000103559915876073">
            <text:p>0.01%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([.I20]+[.K20])/SUM([.G20:.J20])" office:value-type="float" office:value="0.199554146783239">
            <text:p>0.1995541468</text:p>
          </table:table-cell>
          <table:table-cell table:formula="of:=SUM([.G20:.J20])" office:value-type="float" office:value="28709">
            <text:p>28709</text:p>
          </table:table-cell>
          <table:table-cell office:value-type="float" office:value="0.450067922950991">
            <text:p>0.450067923</text:p>
          </table:table-cell>
          <table:table-cell table:formula="of:=SUM([.G20:.J20])" office:value-type="float" office:value="28709">
            <text:p>28709</text:p>
          </table:table-cell>
          <table:table-cell/>
          <table:table-cell office:value-type="float" office:value="10059">
            <text:p>10059</text:p>
          </table:table-cell>
          <table:table-cell office:value-type="float" office:value="12921">
            <text:p>12921</text:p>
          </table:table-cell>
          <table:table-cell office:value-type="float" office:value="5729">
            <text:p>5729</text:p>
          </table:table-cell>
          <table:table-cell/>
          <table:table-cell/>
          <table:table-cell table:formula="of:=[.G20]/SUM([.G20:.I20])" office:value-type="percentage" office:value="0.35037793026577">
            <text:p>35.04%</text:p>
          </table:table-cell>
          <table:table-cell table:formula="of:=[.H20]/SUM([.G20:.H20])" office:value-type="percentage" office:value="0.562271540469974">
            <text:p>56.23%</text:p>
          </table:table-cell>
          <table:table-cell table:formula="of:=[.H20]/SUM([.G20:.J20])" office:value-type="percentage" office:value="0.450067922950991">
            <text:p>45.01%</text:p>
          </table:table-cell>
          <table:table-cell table:formula="of:=[.I20]/SUM([.G20:.I20])" office:value-type="percentage" office:value="0.199554146783239">
            <text:p>19.96%</text:p>
          </table:table-cell>
          <table:table-cell table:formula="of:=77*(1 - EXP(-0.000261441631347055*[.A20])) - [.M20]" office:value-type="percentage" office:value="-0.000661486716128978">
            <text:p>-0.07%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([.I21]+[.K21])/SUM([.G21:.J21])" office:value-type="float" office:value="0.212822115718552">
            <text:p>0.2128221157</text:p>
          </table:table-cell>
          <table:table-cell table:formula="of:=SUM([.G21:.J21])" office:value-type="float" office:value="28794">
            <text:p>28794</text:p>
          </table:table-cell>
          <table:table-cell office:value-type="float" office:value="0.454157116065847">
            <text:p>0.4541571161</text:p>
          </table:table-cell>
          <table:table-cell table:formula="of:=SUM([.G21:.J21])" office:value-type="float" office:value="28794">
            <text:p>28794</text:p>
          </table:table-cell>
          <table:table-cell/>
          <table:table-cell office:value-type="float" office:value="9589">
            <text:p>9589</text:p>
          </table:table-cell>
          <table:table-cell office:value-type="float" office:value="13077">
            <text:p>13077</text:p>
          </table:table-cell>
          <table:table-cell office:value-type="float" office:value="6128">
            <text:p>6128</text:p>
          </table:table-cell>
          <table:table-cell/>
          <table:table-cell/>
          <table:table-cell table:formula="of:=[.G21]/SUM([.G21:.I21])" office:value-type="percentage" office:value="0.3330207682156">
            <text:p>33.30%</text:p>
          </table:table-cell>
          <table:table-cell table:formula="of:=[.H21]/SUM([.G21:.H21])" office:value-type="percentage" office:value="0.576943439512927">
            <text:p>57.69%</text:p>
          </table:table-cell>
          <table:table-cell table:formula="of:=[.H21]/SUM([.G21:.J21])" office:value-type="percentage" office:value="0.454157116065847">
            <text:p>45.42%</text:p>
          </table:table-cell>
          <table:table-cell table:formula="of:=[.I21]/SUM([.G21:.I21])" office:value-type="percentage" office:value="0.212822115718552">
            <text:p>21.28%</text:p>
          </table:table-cell>
          <table:table-cell table:formula="of:=77*(1 - EXP(-0.000261441631347055*[.A21])) - [.M21]" office:value-type="percentage" office:value="0.00464817948568341">
            <text:p>0.46%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([.I22]+[.K22])/SUM([.G22:.J22])" office:value-type="float" office:value="0.223944165513811">
            <text:p>0.2239441655</text:p>
          </table:table-cell>
          <table:table-cell table:formula="of:=SUM([.G22:.J22])" office:value-type="float" office:value="128666">
            <text:p>128666</text:p>
          </table:table-cell>
          <table:table-cell office:value-type="float" office:value="0.469964417777158">
            <text:p>0.4699644178</text:p>
          </table:table-cell>
          <table:table-cell table:formula="of:=SUM([.G22:.J22])" office:value-type="float" office:value="128666">
            <text:p>128666</text:p>
          </table:table-cell>
          <table:table-cell/>
          <table:table-cell office:value-type="float" office:value="8768">
            <text:p>8768</text:p>
          </table:table-cell>
          <table:table-cell office:value-type="float" office:value="13472">
            <text:p>13472</text:p>
          </table:table-cell>
          <table:table-cell office:value-type="float" office:value="6426">
            <text:p>6426</text:p>
          </table:table-cell>
          <table:table-cell office:value-type="float" office:value="100000">
            <text:p>100000</text:p>
          </table:table-cell>
          <table:table-cell office:value-type="float" office:value="22388">
            <text:p>22388</text:p>
          </table:table-cell>
          <table:table-cell table:formula="of:=[.G22]/SUM([.G22:.I22])" office:value-type="percentage" office:value="0.305867578315775">
            <text:p>30.59%</text:p>
          </table:table-cell>
          <table:table-cell table:formula="of:=[.H22]/SUM([.G22:.H22])" office:value-type="percentage" office:value="0.605755395683453">
            <text:p>60.58%</text:p>
          </table:table-cell>
          <table:table-cell table:formula="of:=[.H22]/SUM([.G22:.I22])" office:value-type="percentage" office:value="0.469964417777158">
            <text:p>47.00%</text:p>
          </table:table-cell>
          <table:table-cell table:formula="of:=[.I22]/SUM([.G22:.I22])" office:value-type="percentage" office:value="0.224168003907068">
            <text:p>22.42%</text:p>
          </table:table-cell>
          <table:table-cell table:formula="of:=77*(1 - EXP(-0.000261441631347055*[.A22])) - [.M22]" office:value-type="percentage" office:value="-0.0041874347702604">
            <text:p>-0.42%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([.I23]+[.K23])/SUM([.G23:.J23])" office:value-type="float" office:value="0.234703417708369">
            <text:p>0.2347034177</text:p>
          </table:table-cell>
          <table:table-cell table:formula="of:=SUM([.G23:.J23])" office:value-type="float" office:value="28879">
            <text:p>28879</text:p>
          </table:table-cell>
          <table:table-cell office:value-type="float" office:value="0.472661795768552">
            <text:p>0.4726617958</text:p>
          </table:table-cell>
          <table:table-cell table:formula="of:=SUM([.G23:.J23])" office:value-type="float" office:value="28879">
            <text:p>28879</text:p>
          </table:table-cell>
          <table:table-cell/>
          <table:table-cell office:value-type="float" office:value="8451">
            <text:p>8451</text:p>
          </table:table-cell>
          <table:table-cell office:value-type="float" office:value="13650">
            <text:p>13650</text:p>
          </table:table-cell>
          <table:table-cell office:value-type="float" office:value="6778">
            <text:p>6778</text:p>
          </table:table-cell>
          <table:table-cell/>
          <table:table-cell/>
          <table:table-cell table:formula="of:=[.G23]/SUM([.G23:.I23])" office:value-type="percentage" office:value="0.292634786523079">
            <text:p>29.26%</text:p>
          </table:table-cell>
          <table:table-cell table:formula="of:=[.H23]/SUM([.G23:.H23])" office:value-type="percentage" office:value="0.617619112257364">
            <text:p>61.76%</text:p>
          </table:table-cell>
          <table:table-cell table:formula="of:=[.H23]/SUM([.G23:.J23])" office:value-type="percentage" office:value="0.472661795768552">
            <text:p>47.27%</text:p>
          </table:table-cell>
          <table:table-cell table:formula="of:=[.I23]/SUM([.G23:.I23])" office:value-type="percentage" office:value="0.234703417708369">
            <text:p>23.47%</text:p>
          </table:table-cell>
          <table:table-cell table:formula="of:=77*(1 - EXP(-0.000261441631347055*[.A23])) - [.M23]" office:value-type="percentage" office:value="0.00391996860563859">
            <text:p>0.39%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([.I24]+[.K24])/SUM([.G24:.J24])" office:value-type="float" office:value="0.251636136985353">
            <text:p>0.251636137</text:p>
          </table:table-cell>
          <table:table-cell table:formula="of:=SUM([.G24:.J24])" office:value-type="float" office:value="28879">
            <text:p>28879</text:p>
          </table:table-cell>
          <table:table-cell office:value-type="float" office:value="0.4753627203158">
            <text:p>0.4753627203</text:p>
          </table:table-cell>
          <table:table-cell table:formula="of:=SUM([.G24:.J24])" office:value-type="float" office:value="28879">
            <text:p>28879</text:p>
          </table:table-cell>
          <table:table-cell/>
          <table:table-cell office:value-type="float" office:value="7884">
            <text:p>7884</text:p>
          </table:table-cell>
          <table:table-cell office:value-type="float" office:value="13728">
            <text:p>13728</text:p>
          </table:table-cell>
          <table:table-cell office:value-type="float" office:value="7267">
            <text:p>7267</text:p>
          </table:table-cell>
          <table:table-cell/>
          <table:table-cell/>
          <table:table-cell table:formula="of:=[.G24]/SUM([.G24:.I24])" office:value-type="percentage" office:value="0.273001142698847">
            <text:p>27.30%</text:p>
          </table:table-cell>
          <table:table-cell table:formula="of:=[.H24]/SUM([.G24:.H24])" office:value-type="percentage" office:value="0.635202665186008">
            <text:p>63.52%</text:p>
          </table:table-cell>
          <table:table-cell table:formula="of:=[.H24]/SUM([.G24:.J24])" office:value-type="percentage" office:value="0.4753627203158">
            <text:p>47.54%</text:p>
          </table:table-cell>
          <table:table-cell table:formula="of:=[.I24]/SUM([.G24:.I24])" office:value-type="percentage" office:value="0.251636136985353">
            <text:p>25.16%</text:p>
          </table:table-cell>
          <table:table-cell table:formula="of:=77*(1 - EXP(-0.000261441631347055*[.A24])) - [.M24]" office:value-type="percentage" office:value="0.00630231502709899">
            <text:p>0.63%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([.I25]+[.K25])/SUM([.G25:.J25])" office:value-type="float" office:value="0.256231065822088">
            <text:p>0.2562310658</text:p>
          </table:table-cell>
          <table:table-cell table:formula="of:=SUM([.G25:.J25])" office:value-type="float" office:value="29048">
            <text:p>29048</text:p>
          </table:table-cell>
          <table:table-cell office:value-type="float" office:value="0.493045992839438">
            <text:p>0.4930459928</text:p>
          </table:table-cell>
          <table:table-cell table:formula="of:=SUM([.G25:.J25])" office:value-type="float" office:value="29048">
            <text:p>29048</text:p>
          </table:table-cell>
          <table:table-cell/>
          <table:table-cell office:value-type="float" office:value="7283">
            <text:p>7283</text:p>
          </table:table-cell>
          <table:table-cell office:value-type="float" office:value="14322">
            <text:p>14322</text:p>
          </table:table-cell>
          <table:table-cell office:value-type="float" office:value="7443">
            <text:p>7443</text:p>
          </table:table-cell>
          <table:table-cell/>
          <table:table-cell/>
          <table:table-cell table:formula="of:=[.G25]/SUM([.G25:.I25])" office:value-type="percentage" office:value="0.250722941338474">
            <text:p>25.07%</text:p>
          </table:table-cell>
          <table:table-cell table:formula="of:=[.H25]/SUM([.G25:.H25])" office:value-type="percentage" office:value="0.662902105993983">
            <text:p>66.29%</text:p>
          </table:table-cell>
          <table:table-cell table:formula="of:=[.H25]/SUM([.G25:.J25])" office:value-type="percentage" office:value="0.493045992839438">
            <text:p>49.30%</text:p>
          </table:table-cell>
          <table:table-cell table:formula="of:=[.I25]/SUM([.G25:.I25])" office:value-type="percentage" office:value="0.256231065822088">
            <text:p>25.62%</text:p>
          </table:table-cell>
          <table:table-cell table:formula="of:=77*(1 - EXP(-0.000261441631347055*[.A25])) - [.M25]" office:value-type="percentage" office:value="-0.0014364456657856">
            <text:p>-0.14%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([.I26]+[.K26])/SUM([.G26:.J26])" office:value-type="float" office:value="0.26900207264449">
            <text:p>0.2690020726</text:p>
          </table:table-cell>
          <table:table-cell table:formula="of:=SUM([.G26:.J26])" office:value-type="float" office:value="29431">
            <text:p>29431</text:p>
          </table:table-cell>
          <table:table-cell office:value-type="float" office:value="0.497128877713975">
            <text:p>0.4971288777</text:p>
          </table:table-cell>
          <table:table-cell table:formula="of:=SUM([.G26:.J26])" office:value-type="float" office:value="29431">
            <text:p>29431</text:p>
          </table:table-cell>
          <table:table-cell/>
          <table:table-cell office:value-type="float" office:value="6883">
            <text:p>6883</text:p>
          </table:table-cell>
          <table:table-cell office:value-type="float" office:value="14631">
            <text:p>14631</text:p>
          </table:table-cell>
          <table:table-cell office:value-type="float" office:value="7917">
            <text:p>7917</text:p>
          </table:table-cell>
          <table:table-cell/>
          <table:table-cell/>
          <table:table-cell table:formula="of:=[.G26]/SUM([.G26:.I26])" office:value-type="percentage" office:value="0.233869049641534">
            <text:p>23.39%</text:p>
          </table:table-cell>
          <table:table-cell table:formula="of:=[.H26]/SUM([.G26:.H26])" office:value-type="percentage" office:value="0.680068792414242">
            <text:p>68.01%</text:p>
          </table:table-cell>
          <table:table-cell table:formula="of:=[.H26]/SUM([.G26:.J26])" office:value-type="percentage" office:value="0.497128877713975">
            <text:p>49.71%</text:p>
          </table:table-cell>
          <table:table-cell table:formula="of:=[.I26]/SUM([.G26:.I26])" office:value-type="percentage" office:value="0.26900207264449">
            <text:p>26.90%</text:p>
          </table:table-cell>
          <table:table-cell table:formula="of:=77*(1 - EXP(-0.000261441631347055*[.A26])) - [.M26]" office:value-type="percentage" office:value="0.00135233015839897">
            <text:p>0.14%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([.I27]+[.K27])/SUM([.G27:.J27])" office:value-type="float" office:value="0.275506756756757">
            <text:p>0.2755067568</text:p>
          </table:table-cell>
          <table:table-cell table:formula="of:=SUM([.G27:.J27])" office:value-type="float" office:value="29600">
            <text:p>29600</text:p>
          </table:table-cell>
          <table:table-cell office:value-type="float" office:value="0.507837837837838">
            <text:p>0.5078378378</text:p>
          </table:table-cell>
          <table:table-cell table:formula="of:=SUM([.G27:.J27])" office:value-type="float" office:value="29600">
            <text:p>29600</text:p>
          </table:table-cell>
          <table:table-cell/>
          <table:table-cell office:value-type="float" office:value="6413">
            <text:p>6413</text:p>
          </table:table-cell>
          <table:table-cell office:value-type="float" office:value="15032">
            <text:p>15032</text:p>
          </table:table-cell>
          <table:table-cell office:value-type="float" office:value="8155">
            <text:p>8155</text:p>
          </table:table-cell>
          <table:table-cell/>
          <table:table-cell/>
          <table:table-cell table:formula="of:=[.G27]/SUM([.G27:.I27])" office:value-type="percentage" office:value="0.216655405405405">
            <text:p>21.67%</text:p>
          </table:table-cell>
          <table:table-cell table:formula="of:=[.H27]/SUM([.G27:.H27])" office:value-type="percentage" office:value="0.700955933784099">
            <text:p>70.10%</text:p>
          </table:table-cell>
          <table:table-cell table:formula="of:=[.H27]/SUM([.G27:.J27])" office:value-type="percentage" office:value="0.507837837837838">
            <text:p>50.78%</text:p>
          </table:table-cell>
          <table:table-cell table:formula="of:=[.I27]/SUM([.G27:.I27])" office:value-type="percentage" office:value="0.275506756756757">
            <text:p>27.55%</text:p>
          </table:table-cell>
          <table:table-cell table:formula="of:=77*(1 - EXP(-0.000261441631347055*[.A27])) - [.M27]" office:value-type="percentage" office:value="0.000415434526312097">
            <text:p>0.04%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([.I28]+[.K28])/SUM([.G28:.J28])" office:value-type="float" office:value="0.291189871656638">
            <text:p>0.2911898717</text:p>
          </table:table-cell>
          <table:table-cell table:formula="of:=SUM([.G28:.J28])" office:value-type="float" office:value="28751">
            <text:p>28751</text:p>
          </table:table-cell>
          <table:table-cell office:value-type="float" office:value="0.508330145038433">
            <text:p>0.508330145</text:p>
          </table:table-cell>
          <table:table-cell table:formula="of:=SUM([.G28:.J28])" office:value-type="float" office:value="28751">
            <text:p>28751</text:p>
          </table:table-cell>
          <table:table-cell/>
          <table:table-cell office:value-type="float" office:value="5764">
            <text:p>5764</text:p>
          </table:table-cell>
          <table:table-cell office:value-type="float" office:value="14615">
            <text:p>14615</text:p>
          </table:table-cell>
          <table:table-cell office:value-type="float" office:value="8372">
            <text:p>8372</text:p>
          </table:table-cell>
          <table:table-cell/>
          <table:table-cell/>
          <table:table-cell table:formula="of:=[.G28]/SUM([.G28:.I28])" office:value-type="percentage" office:value="0.200479983304929">
            <text:p>20.05%</text:p>
          </table:table-cell>
          <table:table-cell table:formula="of:=[.H28]/SUM([.G28:.H28])" office:value-type="percentage" office:value="0.717159821384759">
            <text:p>71.72%</text:p>
          </table:table-cell>
          <table:table-cell table:formula="of:=[.H28]/SUM([.G28:.J28])" office:value-type="percentage" office:value="0.508330145038433">
            <text:p>50.83%</text:p>
          </table:table-cell>
          <table:table-cell table:formula="of:=[.I28]/SUM([.G28:.I28])" office:value-type="percentage" office:value="0.291189871656638">
            <text:p>29.12%</text:p>
          </table:table-cell>
          <table:table-cell table:formula="of:=77*(1 - EXP(-0.000261441631347055*[.A28])) - [.M28]" office:value-type="percentage" office:value="0.00415657752038867">
            <text:p>0.42%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([.I29]+[.K29])/SUM([.G29:.J29])" office:value-type="float" office:value="0.298814148435903">
            <text:p>0.2988141484</text:p>
          </table:table-cell>
          <table:table-cell table:formula="of:=SUM([.G29:.J29])" office:value-type="float" office:value="29346">
            <text:p>29346</text:p>
          </table:table-cell>
          <table:table-cell office:value-type="float" office:value="0.519593811763102">
            <text:p>0.5195938118</text:p>
          </table:table-cell>
          <table:table-cell table:formula="of:=SUM([.G29:.J29])" office:value-type="float" office:value="29346">
            <text:p>29346</text:p>
          </table:table-cell>
          <table:table-cell/>
          <table:table-cell office:value-type="float" office:value="5329">
            <text:p>5329</text:p>
          </table:table-cell>
          <table:table-cell office:value-type="float" office:value="15248">
            <text:p>15248</text:p>
          </table:table-cell>
          <table:table-cell office:value-type="float" office:value="8769">
            <text:p>8769</text:p>
          </table:table-cell>
          <table:table-cell/>
          <table:table-cell/>
          <table:table-cell table:formula="of:=[.G29]/SUM([.G29:.I29])" office:value-type="percentage" office:value="0.181592039800995">
            <text:p>18.16%</text:p>
          </table:table-cell>
          <table:table-cell table:formula="of:=[.H29]/SUM([.G29:.H29])" office:value-type="percentage" office:value="0.741021528891481">
            <text:p>74.10%</text:p>
          </table:table-cell>
          <table:table-cell table:formula="of:=[.H29]/SUM([.G29:.J29])" office:value-type="percentage" office:value="0.519593811763102">
            <text:p>51.96%</text:p>
          </table:table-cell>
          <table:table-cell table:formula="of:=[.I29]/SUM([.G29:.I29])" office:value-type="percentage" office:value="0.298814148435903">
            <text:p>29.88%</text:p>
          </table:table-cell>
          <table:table-cell table:formula="of:=77*(1 - EXP(-0.000261441631347055*[.A29])) - [.M29]" office:value-type="percentage" office:value="0.000234686828651021">
            <text:p>0.02%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([.I30]+[.K30])/SUM([.G30:.J30])" office:value-type="float" office:value="0.308026103336921">
            <text:p>0.3080261033</text:p>
          </table:table-cell>
          <table:table-cell table:formula="of:=SUM([.G30:.J30])" office:value-type="float" office:value="29728">
            <text:p>29728</text:p>
          </table:table-cell>
          <table:table-cell office:value-type="float" office:value="0.526742465016146">
            <text:p>0.526742465</text:p>
          </table:table-cell>
          <table:table-cell table:formula="of:=SUM([.G30:.J30])" office:value-type="float" office:value="29728">
            <text:p>29728</text:p>
          </table:table-cell>
          <table:table-cell/>
          <table:table-cell office:value-type="float" office:value="4912">
            <text:p>4912</text:p>
          </table:table-cell>
          <table:table-cell office:value-type="float" office:value="15659">
            <text:p>15659</text:p>
          </table:table-cell>
          <table:table-cell office:value-type="float" office:value="9157">
            <text:p>9157</text:p>
          </table:table-cell>
          <table:table-cell/>
          <table:table-cell/>
          <table:table-cell table:formula="of:=[.G30]/SUM([.G30:.I30])" office:value-type="percentage" office:value="0.165231431646932">
            <text:p>16.52%</text:p>
          </table:table-cell>
          <table:table-cell table:formula="of:=[.H30]/SUM([.G30:.H30])" office:value-type="percentage" office:value="0.761217247581547">
            <text:p>76.12%</text:p>
          </table:table-cell>
          <table:table-cell table:formula="of:=[.H30]/SUM([.G30:.J30])" office:value-type="percentage" office:value="0.526742465016146">
            <text:p>52.67%</text:p>
          </table:table-cell>
          <table:table-cell table:formula="of:=[.I30]/SUM([.G30:.I30])" office:value-type="percentage" office:value="0.308026103336921">
            <text:p>30.80%</text:p>
          </table:table-cell>
          <table:table-cell table:formula="of:=77*(1 - EXP(-0.000261441631347055*[.A30])) - [.M30]" office:value-type="percentage" office:value="-0.0000264274632697514">
            <text:p>0.00%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([.I31]+[.K31])/SUM([.G31:.J31])" office:value-type="float" office:value="0.322310743691456">
            <text:p>0.3223107437</text:p>
          </table:table-cell>
          <table:table-cell table:formula="of:=SUM([.G31:.J31])" office:value-type="float" office:value="29999">
            <text:p>29999</text:p>
          </table:table-cell>
          <table:table-cell office:value-type="float" office:value="0.529650988366279">
            <text:p>0.5296509884</text:p>
          </table:table-cell>
          <table:table-cell table:formula="of:=SUM([.G31:.J31])" office:value-type="float" office:value="29999">
            <text:p>29999</text:p>
          </table:table-cell>
          <table:table-cell/>
          <table:table-cell office:value-type="float" office:value="4441">
            <text:p>4441</text:p>
          </table:table-cell>
          <table:table-cell office:value-type="float" office:value="15889">
            <text:p>15889</text:p>
          </table:table-cell>
          <table:table-cell office:value-type="float" office:value="9669">
            <text:p>9669</text:p>
          </table:table-cell>
          <table:table-cell/>
          <table:table-cell/>
          <table:table-cell table:formula="of:=[.G31]/SUM([.G31:.I31])" office:value-type="percentage" office:value="0.148038267942265">
            <text:p>14.80%</text:p>
          </table:table-cell>
          <table:table-cell table:formula="of:=[.H31]/SUM([.G31:.H31])" office:value-type="percentage" office:value="0.781554353172651">
            <text:p>78.16%</text:p>
          </table:table-cell>
          <table:table-cell table:formula="of:=[.H31]/SUM([.G31:.J31])" office:value-type="percentage" office:value="0.529650988366279">
            <text:p>52.97%</text:p>
          </table:table-cell>
          <table:table-cell table:formula="of:=[.I31]/SUM([.G31:.I31])" office:value-type="percentage" office:value="0.322310743691456">
            <text:p>32.23%</text:p>
          </table:table-cell>
          <table:table-cell table:formula="of:=77*(1 - EXP(-0.000261441631347055*[.A31])) - [.M31]" office:value-type="percentage" office:value="-0.000434139710504766">
            <text:p>-0.04%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([.I32]+[.K32])/SUM([.G32:.J32])" office:value-type="float" office:value="0.334611153705123">
            <text:p>0.3346111537</text:p>
          </table:table-cell>
          <table:table-cell table:formula="of:=SUM([.G32:.J32])" office:value-type="float" office:value="29999">
            <text:p>29999</text:p>
          </table:table-cell>
          <table:table-cell office:value-type="float" office:value="0.532317743924797">
            <text:p>0.5323177439</text:p>
          </table:table-cell>
          <table:table-cell table:formula="of:=SUM([.G32:.J32])" office:value-type="float" office:value="29999">
            <text:p>29999</text:p>
          </table:table-cell>
          <table:table-cell/>
          <table:table-cell office:value-type="float" office:value="3992">
            <text:p>3992</text:p>
          </table:table-cell>
          <table:table-cell office:value-type="float" office:value="15969">
            <text:p>15969</text:p>
          </table:table-cell>
          <table:table-cell office:value-type="float" office:value="10038">
            <text:p>10038</text:p>
          </table:table-cell>
          <table:table-cell/>
          <table:table-cell/>
          <table:table-cell table:formula="of:=[.G32]/SUM([.G32:.I32])" office:value-type="percentage" office:value="0.133071102370079">
            <text:p>13.31%</text:p>
          </table:table-cell>
          <table:table-cell table:formula="of:=[.H32]/SUM([.G32:.H32])" office:value-type="percentage" office:value="0.800010019538099">
            <text:p>80.00%</text:p>
          </table:table-cell>
          <table:table-cell table:formula="of:=[.H32]/SUM([.G32:.J32])" office:value-type="percentage" office:value="0.532317743924797">
            <text:p>53.23%</text:p>
          </table:table-cell>
          <table:table-cell table:formula="of:=[.I32]/SUM([.G32:.I32])" office:value-type="percentage" office:value="0.334611153705123">
            <text:p>33.46%</text:p>
          </table:table-cell>
          <table:table-cell table:formula="of:=77*(1 - EXP(-0.000261441631347055*[.A32])) - [.M32]" office:value-type="percentage" office:value="0.00103437757586156">
            <text:p>0.10%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([.I33]+[.K33])/SUM([.G33:.J33])" office:value-type="float" office:value="0.342778092603087">
            <text:p>0.3427780926</text:p>
          </table:table-cell>
          <table:table-cell table:formula="of:=SUM([.G33:.J33])" office:value-type="float" office:value="29999">
            <text:p>29999</text:p>
          </table:table-cell>
          <table:table-cell office:value-type="float" office:value="0.538651288376279">
            <text:p>0.5386512884</text:p>
          </table:table-cell>
          <table:table-cell table:formula="of:=SUM([.G33:.J33])" office:value-type="float" office:value="29999">
            <text:p>29999</text:p>
          </table:table-cell>
          <table:table-cell/>
          <table:table-cell office:value-type="float" office:value="3557">
            <text:p>3557</text:p>
          </table:table-cell>
          <table:table-cell office:value-type="float" office:value="16159">
            <text:p>16159</text:p>
          </table:table-cell>
          <table:table-cell office:value-type="float" office:value="10283">
            <text:p>10283</text:p>
          </table:table-cell>
          <table:table-cell/>
          <table:table-cell/>
          <table:table-cell table:formula="of:=[.G33]/SUM([.G33:.I33])" office:value-type="percentage" office:value="0.118570619020634">
            <text:p>11.86%</text:p>
          </table:table-cell>
          <table:table-cell table:formula="of:=[.H33]/SUM([.G33:.H33])" office:value-type="percentage" office:value="0.81958815175492">
            <text:p>81.96%</text:p>
          </table:table-cell>
          <table:table-cell table:formula="of:=[.H33]/SUM([.G33:.J33])" office:value-type="percentage" office:value="0.538651288376279">
            <text:p>53.87%</text:p>
          </table:table-cell>
          <table:table-cell table:formula="of:=[.I33]/SUM([.G33:.I33])" office:value-type="percentage" office:value="0.342778092603087">
            <text:p>34.28%</text:p>
          </table:table-cell>
          <table:table-cell table:formula="of:=77*(1 - EXP(-0.000261441631347055*[.A33])) - [.M33]" office:value-type="percentage" office:value="0.00137522068064522">
            <text:p>0.14%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([.I34]+[.K34])/SUM([.G34:.J34])" office:value-type="float" office:value="0.355545184839495">
            <text:p>0.3555451848</text:p>
          </table:table-cell>
          <table:table-cell table:formula="of:=SUM([.G34:.J34])" office:value-type="float" office:value="29999">
            <text:p>29999</text:p>
          </table:table-cell>
          <table:table-cell office:value-type="float" office:value="0.540718023934131">
            <text:p>0.5407180239</text:p>
          </table:table-cell>
          <table:table-cell table:formula="of:=SUM([.G34:.J34])" office:value-type="float" office:value="29999">
            <text:p>29999</text:p>
          </table:table-cell>
          <table:table-cell/>
          <table:table-cell office:value-type="float" office:value="3112">
            <text:p>3112</text:p>
          </table:table-cell>
          <table:table-cell office:value-type="float" office:value="16221">
            <text:p>16221</text:p>
          </table:table-cell>
          <table:table-cell office:value-type="float" office:value="10666">
            <text:p>10666</text:p>
          </table:table-cell>
          <table:table-cell/>
          <table:table-cell/>
          <table:table-cell table:formula="of:=[.G34]/SUM([.G34:.I34])" office:value-type="percentage" office:value="0.103736791226374">
            <text:p>10.37%</text:p>
          </table:table-cell>
          <table:table-cell table:formula="of:=[.H34]/SUM([.G34:.H34])" office:value-type="percentage" office:value="0.839031707443232">
            <text:p>83.90%</text:p>
          </table:table-cell>
          <table:table-cell table:formula="of:=[.H34]/SUM([.G34:.J34])" office:value-type="percentage" office:value="0.540718023934131">
            <text:p>54.07%</text:p>
          </table:table-cell>
          <table:table-cell table:formula="of:=[.I34]/SUM([.G34:.I34])" office:value-type="percentage" office:value="0.355545184839495">
            <text:p>35.55%</text:p>
          </table:table-cell>
          <table:table-cell table:formula="of:=77*(1 - EXP(-0.000261441631347055*[.A34])) - [.M34]" office:value-type="percentage" office:value="0.00184543334521325">
            <text:p>0.18%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([.I35]+[.K35])/SUM([.G35:.J35])" office:value-type="float" office:value="0.367545584852828">
            <text:p>0.3675455849</text:p>
          </table:table-cell>
          <table:table-cell table:formula="of:=SUM([.G35:.J35])" office:value-type="float" office:value="29999">
            <text:p>29999</text:p>
          </table:table-cell>
          <table:table-cell office:value-type="float" office:value="0.54428480949365">
            <text:p>0.5442848095</text:p>
          </table:table-cell>
          <table:table-cell table:formula="of:=SUM([.G35:.J35])" office:value-type="float" office:value="29999">
            <text:p>29999</text:p>
          </table:table-cell>
          <table:table-cell/>
          <table:table-cell office:value-type="float" office:value="2645">
            <text:p>2645</text:p>
          </table:table-cell>
          <table:table-cell office:value-type="float" office:value="16328">
            <text:p>16328</text:p>
          </table:table-cell>
          <table:table-cell office:value-type="float" office:value="11026">
            <text:p>11026</text:p>
          </table:table-cell>
          <table:table-cell/>
          <table:table-cell/>
          <table:table-cell table:formula="of:=[.G35]/SUM([.G35:.I35])" office:value-type="percentage" office:value="0.0881696056535218">
            <text:p>8.82%</text:p>
          </table:table-cell>
          <table:table-cell table:formula="of:=[.H35]/SUM([.G35:.H35])" office:value-type="percentage" office:value="0.860591366678965">
            <text:p>86.06%</text:p>
          </table:table-cell>
          <table:table-cell table:formula="of:=[.H35]/SUM([.G35:.J35])" office:value-type="percentage" office:value="0.54428480949365">
            <text:p>54.43%</text:p>
          </table:table-cell>
          <table:table-cell table:formula="of:=[.I35]/SUM([.G35:.I35])" office:value-type="percentage" office:value="0.367545584852828">
            <text:p>36.75%</text:p>
          </table:table-cell>
          <table:table-cell table:formula="of:=77*(1 - EXP(-0.000261441631347055*[.A35])) - [.M35]" office:value-type="percentage" office:value="0.000194336854796751">
            <text:p>0.02%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([.I36]+[.K36])/SUM([.G36:.J36])" office:value-type="float" office:value="0.374379145971532">
            <text:p>0.374379146</text:p>
          </table:table-cell>
          <table:table-cell table:formula="of:=SUM([.G36:.J36])" office:value-type="float" office:value="29999">
            <text:p>29999</text:p>
          </table:table-cell>
          <table:table-cell office:value-type="float" office:value="0.55058501950065">
            <text:p>0.5505850195</text:p>
          </table:table-cell>
          <table:table-cell table:formula="of:=SUM([.G36:.J36])" office:value-type="float" office:value="29999">
            <text:p>29999</text:p>
          </table:table-cell>
          <table:table-cell/>
          <table:table-cell office:value-type="float" office:value="2251">
            <text:p>2251</text:p>
          </table:table-cell>
          <table:table-cell office:value-type="float" office:value="16517">
            <text:p>16517</text:p>
          </table:table-cell>
          <table:table-cell office:value-type="float" office:value="11231">
            <text:p>11231</text:p>
          </table:table-cell>
          <table:table-cell/>
          <table:table-cell/>
          <table:table-cell table:formula="of:=[.G36]/SUM([.G36:.I36])" office:value-type="percentage" office:value="0.0750358345278176">
            <text:p>7.50%</text:p>
          </table:table-cell>
          <table:table-cell table:formula="of:=[.H36]/SUM([.G36:.H36])" office:value-type="percentage" office:value="0.880061807331628">
            <text:p>88.01%</text:p>
          </table:table-cell>
          <table:table-cell table:formula="of:=[.H36]/SUM([.G36:.J36])" office:value-type="percentage" office:value="0.55058501950065">
            <text:p>55.06%</text:p>
          </table:table-cell>
          <table:table-cell table:formula="of:=[.I36]/SUM([.G36:.I36])" office:value-type="percentage" office:value="0.374379145971532">
            <text:p>37.44%</text:p>
          </table:table-cell>
          <table:table-cell table:formula="of:=77*(1 - EXP(-0.000261441631347055*[.A36])) - [.M36]" office:value-type="percentage" office:value="0.000627254700662827">
            <text:p>0.06%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([.I37]+[.K37])/SUM([.G37:.J37])" office:value-type="float" office:value="0.395579852661755">
            <text:p>0.3955798527</text:p>
          </table:table-cell>
          <table:table-cell table:formula="of:=SUM([.G37:.J37])" office:value-type="float" office:value="29999">
            <text:p>29999</text:p>
          </table:table-cell>
          <table:table-cell office:value-type="float" office:value="0.545818193939798">
            <text:p>0.5458181939</text:p>
          </table:table-cell>
          <table:table-cell table:formula="of:=SUM([.G37:.J37])" office:value-type="float" office:value="29999">
            <text:p>29999</text:p>
          </table:table-cell>
          <table:table-cell/>
          <table:table-cell office:value-type="float" office:value="1758">
            <text:p>1758</text:p>
          </table:table-cell>
          <table:table-cell office:value-type="float" office:value="16374">
            <text:p>16374</text:p>
          </table:table-cell>
          <table:table-cell office:value-type="float" office:value="11867">
            <text:p>11867</text:p>
          </table:table-cell>
          <table:table-cell/>
          <table:table-cell/>
          <table:table-cell table:formula="of:=[.G37]/SUM([.G37:.I37])" office:value-type="percentage" office:value="0.0586019533984466">
            <text:p>5.86%</text:p>
          </table:table-cell>
          <table:table-cell table:formula="of:=[.H37]/SUM([.G37:.H37])" office:value-type="percentage" office:value="0.903044341495698">
            <text:p>90.30%</text:p>
          </table:table-cell>
          <table:table-cell table:formula="of:=[.H37]/SUM([.G37:.J37])" office:value-type="percentage" office:value="0.545818193939798">
            <text:p>54.58%</text:p>
          </table:table-cell>
          <table:table-cell table:formula="of:=[.I37]/SUM([.G37:.I37])" office:value-type="percentage" office:value="0.395579852661755">
            <text:p>39.56%</text:p>
          </table:table-cell>
          <table:table-cell table:formula="of:=77*(1 - EXP(-0.000261441631347055*[.A37])) - [.M37]" office:value-type="percentage" office:value="-0.00245712385124741">
            <text:p>-0.25%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([.I38]+[.K38])/SUM([.G38:.J38])" office:value-type="float" office:value="0.395546518217274">
            <text:p>0.3955465182</text:p>
          </table:table-cell>
          <table:table-cell table:formula="of:=SUM([.G38:.J38])" office:value-type="float" office:value="29999">
            <text:p>29999</text:p>
          </table:table-cell>
          <table:table-cell office:value-type="float" office:value="0.557385246174873">
            <text:p>0.5573852462</text:p>
          </table:table-cell>
          <table:table-cell table:formula="of:=SUM([.G38:.J38])" office:value-type="float" office:value="29999">
            <text:p>29999</text:p>
          </table:table-cell>
          <table:table-cell/>
          <table:table-cell office:value-type="float" office:value="1412">
            <text:p>1412</text:p>
          </table:table-cell>
          <table:table-cell office:value-type="float" office:value="16721">
            <text:p>16721</text:p>
          </table:table-cell>
          <table:table-cell office:value-type="float" office:value="11866">
            <text:p>11866</text:p>
          </table:table-cell>
          <table:table-cell/>
          <table:table-cell/>
          <table:table-cell table:formula="of:=[.G38]/SUM([.G38:.I38])" office:value-type="percentage" office:value="0.0470682356078536">
            <text:p>4.71%</text:p>
          </table:table-cell>
          <table:table-cell table:formula="of:=[.H38]/SUM([.G38:.H38])" office:value-type="percentage" office:value="0.922130921524293">
            <text:p>92.21%</text:p>
          </table:table-cell>
          <table:table-cell table:formula="of:=[.H38]/SUM([.G38:.J38])" office:value-type="percentage" office:value="0.557385246174873">
            <text:p>55.74%</text:p>
          </table:table-cell>
          <table:table-cell table:formula="of:=[.I38]/SUM([.G38:.I38])" office:value-type="percentage" office:value="0.395546518217274">
            <text:p>39.55%</text:p>
          </table:table-cell>
          <table:table-cell table:formula="of:=77*(1 - EXP(-0.000261441631347055*[.A38])) - [.M38]" office:value-type="percentage" office:value="-0.00165074979395974">
            <text:p>-0.17%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([.I39]+[.K39])/SUM([.G39:.J39])" office:value-type="float" office:value="0.415347178239275">
            <text:p>0.4153471782</text:p>
          </table:table-cell>
          <table:table-cell table:formula="of:=SUM([.G39:.J39])" office:value-type="float" office:value="29999">
            <text:p>29999</text:p>
          </table:table-cell>
          <table:table-cell office:value-type="float" office:value="0.550218340611354">
            <text:p>0.5502183406</text:p>
          </table:table-cell>
          <table:table-cell table:formula="of:=SUM([.G39:.J39])" office:value-type="float" office:value="29999">
            <text:p>29999</text:p>
          </table:table-cell>
          <table:table-cell/>
          <table:table-cell office:value-type="float" office:value="1033">
            <text:p>1033</text:p>
          </table:table-cell>
          <table:table-cell office:value-type="float" office:value="16506">
            <text:p>16506</text:p>
          </table:table-cell>
          <table:table-cell office:value-type="float" office:value="12460">
            <text:p>12460</text:p>
          </table:table-cell>
          <table:table-cell/>
          <table:table-cell/>
          <table:table-cell table:formula="of:=[.G39]/SUM([.G39:.I39])" office:value-type="percentage" office:value="0.0344344811493716">
            <text:p>3.44%</text:p>
          </table:table-cell>
          <table:table-cell table:formula="of:=[.H39]/SUM([.G39:.H39])" office:value-type="percentage" office:value="0.941102685443868">
            <text:p>94.11%</text:p>
          </table:table-cell>
          <table:table-cell table:formula="of:=[.H39]/SUM([.G39:.J39])" office:value-type="percentage" office:value="0.550218340611354">
            <text:p>55.02%</text:p>
          </table:table-cell>
          <table:table-cell table:formula="of:=[.I39]/SUM([.G39:.I39])" office:value-type="percentage" office:value="0.415347178239275">
            <text:p>41.53%</text:p>
          </table:table-cell>
          <table:table-cell table:formula="of:=77*(1 - EXP(-0.000261441631347055*[.A39])) - [.M39]" office:value-type="percentage" office:value="-0.000734759794231099">
            <text:p>-0.07%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([.I40]+[.K40])/SUM([.G40:.J40])" office:value-type="float" office:value="0.419680656021867">
            <text:p>0.419680656</text:p>
          </table:table-cell>
          <table:table-cell table:formula="of:=SUM([.G40:.J40])" office:value-type="float" office:value="29999">
            <text:p>29999</text:p>
          </table:table-cell>
          <table:table-cell office:value-type="float" office:value="0.55778525950865">
            <text:p>0.5577852595</text:p>
          </table:table-cell>
          <table:table-cell table:formula="of:=SUM([.G40:.J40])" office:value-type="float" office:value="29999">
            <text:p>29999</text:p>
          </table:table-cell>
          <table:table-cell/>
          <table:table-cell office:value-type="float" office:value="676">
            <text:p>676</text:p>
          </table:table-cell>
          <table:table-cell office:value-type="float" office:value="16733">
            <text:p>16733</text:p>
          </table:table-cell>
          <table:table-cell office:value-type="float" office:value="12590">
            <text:p>12590</text:p>
          </table:table-cell>
          <table:table-cell/>
          <table:table-cell/>
          <table:table-cell table:formula="of:=[.G40]/SUM([.G40:.I40])" office:value-type="percentage" office:value="0.0225340844694823">
            <text:p>2.25%</text:p>
          </table:table-cell>
          <table:table-cell table:formula="of:=[.H40]/SUM([.G40:.H40])" office:value-type="percentage" office:value="0.961169510023551">
            <text:p>96.12%</text:p>
          </table:table-cell>
          <table:table-cell table:formula="of:=[.H40]/SUM([.G40:.J40])" office:value-type="percentage" office:value="0.55778525950865">
            <text:p>55.78%</text:p>
          </table:table-cell>
          <table:table-cell table:formula="of:=[.I40]/SUM([.G40:.I40])" office:value-type="percentage" office:value="0.419680656021867">
            <text:p>41.97%</text:p>
          </table:table-cell>
          <table:table-cell table:formula="of:=77*(1 - EXP(-0.000261441631347055*[.A40])) - [.M40]" office:value-type="percentage" office:value="-0.000919029261814308">
            <text:p>-0.09%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([.I41]+[.K41])/SUM([.G41:.J41])" office:value-type="float" office:value="0.43211440381346">
            <text:p>0.4321144038</text:p>
          </table:table-cell>
          <table:table-cell table:formula="of:=SUM([.G41:.J41])" office:value-type="float" office:value="29999">
            <text:p>29999</text:p>
          </table:table-cell>
          <table:table-cell office:value-type="float" office:value="0.555585186172872">
            <text:p>0.5555851862</text:p>
          </table:table-cell>
          <table:table-cell table:formula="of:=SUM([.G41:.J41])" office:value-type="float" office:value="29999">
            <text:p>29999</text:p>
          </table:table-cell>
          <table:table-cell/>
          <table:table-cell office:value-type="float" office:value="369">
            <text:p>369</text:p>
          </table:table-cell>
          <table:table-cell office:value-type="float" office:value="16667">
            <text:p>16667</text:p>
          </table:table-cell>
          <table:table-cell office:value-type="float" office:value="12963">
            <text:p>12963</text:p>
          </table:table-cell>
          <table:table-cell/>
          <table:table-cell/>
          <table:table-cell table:formula="of:=[.G41]/SUM([.G41:.I41])" office:value-type="percentage" office:value="0.0123004100136671">
            <text:p>1.23%</text:p>
          </table:table-cell>
          <table:table-cell table:formula="of:=[.H41]/SUM([.G41:.H41])" office:value-type="percentage" office:value="0.978339985912186">
            <text:p>97.83%</text:p>
          </table:table-cell>
          <table:table-cell table:formula="of:=[.H41]/SUM([.G41:.J41])" office:value-type="percentage" office:value="0.555585186172872">
            <text:p>55.56%</text:p>
          </table:table-cell>
          <table:table-cell table:formula="of:=[.I41]/SUM([.G41:.I41])" office:value-type="percentage" office:value="0.43211440381346">
            <text:p>43.21%</text:p>
          </table:table-cell>
          <table:table-cell table:formula="of:=77*(1 - EXP(-0.000261441631347055*[.A41])) - [.M41]" office:value-type="percentage" office:value="0.0017878525134617">
            <text:p>0.18%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([.I42]+[.K42])/SUM([.G42:.J42])" office:value-type="float" office:value="0.444214046822742">
            <text:p>0.4442140468</text:p>
          </table:table-cell>
          <table:table-cell table:formula="of:=SUM([.G42:.J42])" office:value-type="float" office:value="29900">
            <text:p>29900</text:p>
          </table:table-cell>
          <table:table-cell office:value-type="float" office:value="0.555785953177258">
            <text:p>0.5557859532</text:p>
          </table:table-cell>
          <table:table-cell table:formula="of:=SUM([.G42:.J42])" office:value-type="float" office:value="29900">
            <text:p>29900</text:p>
          </table:table-cell>
          <table:table-cell/>
          <table:table-cell office:value-type="float" office:value="0">
            <text:p>0</text:p>
          </table:table-cell>
          <table:table-cell office:value-type="float" office:value="16618">
            <text:p>16618</text:p>
          </table:table-cell>
          <table:table-cell office:value-type="float" office:value="13282">
            <text:p>13282</text:p>
          </table:table-cell>
          <table:table-cell/>
          <table:table-cell/>
          <table:table-cell table:formula="of:=[.G42]/SUM([.G42:.I42])" office:value-type="percentage" office:value="0">
            <text:p>0.00%</text:p>
          </table:table-cell>
          <table:table-cell table:formula="of:=[.H42]/SUM([.G42:.H42])" office:value-type="percentage" office:value="1">
            <text:p>100.00%</text:p>
          </table:table-cell>
          <table:table-cell table:formula="of:=[.H42]/SUM([.G42:.J42])" office:value-type="percentage" office:value="0.555785953177258">
            <text:p>55.58%</text:p>
          </table:table-cell>
          <table:table-cell table:formula="of:=[.I42]/SUM([.G42:.I42])" office:value-type="percentage" office:value="0.444214046822742">
            <text:p>44.42%</text:p>
          </table:table-cell>
          <table:table-cell table:formula="of:=77*(1 - EXP(-0.000261441631347055*[.A42])) - [.M42]" office:value-type="percentage" office:value="0">
            <text:p>0.00%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([.I43]+[.K43])/SUM([.G43:.J43])" office:value-type="float" office:value="0.456748558285276">
            <text:p>0.4567485583</text:p>
          </table:table-cell>
          <table:table-cell table:formula="of:=SUM([.G43:.J43])" office:value-type="float" office:value="29999">
            <text:p>29999</text:p>
          </table:table-cell>
          <table:table-cell office:value-type="float" office:value="0.543251441714724">
            <text:p>0.5432514417</text:p>
          </table:table-cell>
          <table:table-cell table:formula="of:=SUM([.G43:.J43])" office:value-type="float" office:value="29999">
            <text:p>29999</text:p>
          </table:table-cell>
          <table:table-cell/>
          <table:table-cell office:value-type="float" office:value="0">
            <text:p>0</text:p>
          </table:table-cell>
          <table:table-cell office:value-type="float" office:value="16297">
            <text:p>16297</text:p>
          </table:table-cell>
          <table:table-cell office:value-type="float" office:value="13702">
            <text:p>13702</text:p>
          </table:table-cell>
          <table:table-cell/>
          <table:table-cell/>
          <table:table-cell table:formula="of:=[.G43]/SUM([.G43:.I43])" office:value-type="percentage" office:value="0">
            <text:p>0.00%</text:p>
          </table:table-cell>
          <table:table-cell table:formula="of:=[.H43]/SUM([.G43:.H43])" office:value-type="percentage" office:value="1">
            <text:p>100.00%</text:p>
          </table:table-cell>
          <table:table-cell table:formula="of:=[.H43]/SUM([.G43:.J43])" office:value-type="percentage" office:value="0.543251441714724">
            <text:p>54.33%</text:p>
          </table:table-cell>
          <table:table-cell table:formula="of:=[.I43]/SUM([.G43:.I43])" office:value-type="percentage" office:value="0.456748558285276">
            <text:p>45.67%</text:p>
          </table:table-cell>
          <table:table-cell table:formula="of:=77*(1 - EXP(-0.000261441631347055*[.A43])) - [.M43]" office:value-type="percentage" office:value="0.0198669668431004">
            <text:p>1.99%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/>
          <table:table-cell table:formula="of:=SUM([.G44:.J44])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53">
            <text:p>53</text:p>
          </table:table-cell>
          <table:table-cell/>
          <table:table-cell table:formula="of:=SUM([.G45:.J45])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54">
            <text:p>54</text:p>
          </table:table-cell>
          <table:table-cell/>
          <table:table-cell table:formula="of:=SUM([.G46:.J46])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55">
            <text:p>55</text:p>
          </table:table-cell>
          <table:table-cell/>
          <table:table-cell table:formula="of:=SUM([.G47:.J47])" office:value-type="float" office:value="0">
            <text:p>0</text:p>
          </table:table-cell>
          <table:table-cell table:number-columns-repeated="11"/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table:formula="of:=([.I48]+[.K48])/SUM([.G48:.J48])" office:value-type="float" office:value="0.51261">
            <text:p>0.51261</text:p>
          </table:table-cell>
          <table:table-cell table:formula="of:=SUM([.G48:.J48])" office:value-type="float" office:value="100000">
            <text:p>100000</text:p>
          </table:table-cell>
          <table:table-cell/>
          <table:table-cell table:formula="of:=SUM([.G48:.J48])" office:value-type="float" office:value="100000">
            <text:p>100000</text:p>
          </table:table-cell>
          <table:table-cell table:number-columns-repeated="3"/>
          <table:table-cell/>
          <table:table-cell office:value-type="float" office:value="100000">
            <text:p>100000</text:p>
          </table:table-cell>
          <table:table-cell office:value-type="float" office:value="51261">
            <text:p>51261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/>
          <table:table-cell table:formula="of:=SUM([.G49:.J49])" office:value-type="float" office:value="0">
            <text:p>0</text:p>
          </table:table-cell>
          <table:table-cell/>
          <table:table-cell table:formula="of:=SUM([.G49:.J49])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58">
            <text:p>58</text:p>
          </table:table-cell>
          <table:table-cell/>
          <table:table-cell table:formula="of:=SUM([.G50:.J50])" office:value-type="float" office:value="0">
            <text:p>0</text:p>
          </table:table-cell>
          <table:table-cell/>
          <table:table-cell table:formula="of:=SUM([.G50:.J50])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59">
            <text:p>59</text:p>
          </table:table-cell>
          <table:table-cell table:formula="of:=([.I51]+[.K51])/SUM([.G51:.J51])" office:value-type="float" office:value="0.54532">
            <text:p>0.54532</text:p>
          </table:table-cell>
          <table:table-cell table:formula="of:=SUM([.G51:.J51])" office:value-type="float" office:value="100000">
            <text:p>100000</text:p>
          </table:table-cell>
          <table:table-cell/>
          <table:table-cell table:formula="of:=SUM([.G51:.J51])" office:value-type="float" office:value="100000">
            <text:p>100000</text:p>
          </table:table-cell>
          <table:table-cell table:number-columns-repeated="3"/>
          <table:table-cell/>
          <table:table-cell office:value-type="float" office:value="100000">
            <text:p>100000</text:p>
          </table:table-cell>
          <table:table-cell office:value-type="float" office:value="54532">
            <text:p>54532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f:=([.I52]+[.K52])/SUM([.G52:.J52])" office:value-type="float" office:value="0.566064736842105">
            <text:p>0.5660647368</text:p>
          </table:table-cell>
          <table:table-cell table:formula="of:=SUM([.G52:.J52])" office:value-type="float" office:value="1900000">
            <text:p>1900000</text:p>
          </table:table-cell>
          <table:table-cell/>
          <table:table-cell table:formula="of:=SUM([.G52:.J52])" office:value-type="float" office:value="1900000">
            <text:p>1900000</text:p>
          </table:table-cell>
          <table:table-cell table:number-columns-repeated="3"/>
          <table:table-cell/>
          <table:table-cell office:value-type="float" office:value="1900000">
            <text:p>1900000</text:p>
          </table:table-cell>
          <table:table-cell office:value-type="float" office:value="1075523">
            <text:p>1075523</text:p>
          </table:table-cell>
          <table:table-cell/>
          <table:table-cell office:value-type="percentage" office:value="180">
            <text:p>18000.00%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/>
          <table:table-cell table:formula="of:=SUM([.G53:.J53])" office:value-type="float" office:value="0">
            <text:p>0</text:p>
          </table:table-cell>
          <table:table-cell/>
          <table:table-cell table:formula="of:=SUM([.G53:.J53])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62">
            <text:p>62</text:p>
          </table:table-cell>
          <table:table-cell/>
          <table:table-cell table:formula="of:=SUM([.G54:.J54])" office:value-type="float" office:value="0">
            <text:p>0</text:p>
          </table:table-cell>
          <table:table-cell/>
          <table:table-cell table:formula="of:=SUM([.G54:.J54])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63">
            <text:p>63</text:p>
          </table:table-cell>
          <table:table-cell/>
          <table:table-cell table:formula="of:=SUM([.G55:.J55])" office:value-type="float" office:value="0">
            <text:p>0</text:p>
          </table:table-cell>
          <table:table-cell/>
          <table:table-cell table:formula="of:=SUM([.G55:.J55])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64">
            <text:p>64</text:p>
          </table:table-cell>
          <table:table-cell/>
          <table:table-cell table:formula="of:=SUM([.G56:.J56])" office:value-type="float" office:value="0">
            <text:p>0</text:p>
          </table:table-cell>
          <table:table-cell/>
          <table:table-cell table:formula="of:=SUM([.G56:.J56])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65">
            <text:p>65</text:p>
          </table:table-cell>
          <table:table-cell/>
          <table:table-cell table:formula="of:=SUM([.G57:.J57])" office:value-type="float" office:value="0">
            <text:p>0</text:p>
          </table:table-cell>
          <table:table-cell/>
          <table:table-cell table:formula="of:=SUM([.G57:.J57])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66">
            <text:p>66</text:p>
          </table:table-cell>
          <table:table-cell/>
          <table:table-cell table:formula="of:=SUM([.G58:.J58])" office:value-type="float" office:value="0">
            <text:p>0</text:p>
          </table:table-cell>
          <table:table-cell/>
          <table:table-cell table:formula="of:=SUM([.G58:.J58])" office:value-type="float" office:value="0">
            <text:p>0</text:p>
          </table:table-cell>
          <table:table-cell table:number-columns-repeated="13"/>
        </table:table-row>
        <table:table-row table:style-name="ro1" table:number-rows-repeated="104851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0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0">04/10/2025</text:date>, <text:time>13:2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10T00:31:29.16</meta:creation-date>
    <dc:date>2025-04-10T13:21:15.11</dc:date>
    <meta:editing-duration>PT8H53M10S</meta:editing-duration>
    <meta:editing-cycles>2</meta:editing-cycles>
    <meta:generator>OpenOffice/4.1.14$Win32 OpenOffice.org_project/4114m1$Build-9811</meta:generator>
    <meta:document-statistic meta:table-count="3" meta:cell-count="647" meta:object-count="0"/>
  </office:meta>
</office:document-meta>
</file>